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NTHLY BUDGE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LLS</text:p>
          </table:table-cell>
          <table:table-cell table:style-name="ce1" office:value-type="date" office:date-value="2019-01-01" calcext:value-type="date">
            <text:p>01/01/19</text:p>
          </table:table-cell>
          <table:table-cell table:style-name="ce1" office:value-type="date" office:date-value="2019-02-01" calcext:value-type="date">
            <text:p>02/01/19</text:p>
          </table:table-cell>
          <table:table-cell table:style-name="ce1" office:value-type="date" office:date-value="2019-03-01" calcext:value-type="date">
            <text:p>03/01/1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table:number-columns-repeated="3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REDIT CARDS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FOOD 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CANDY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Karuitha</meta:initial-creator>
    <meta:creation-date>2022-02-18T21:48:19.201874092</meta:creation-date>
    <dc:date>2022-02-18T22:34:31.472019969</dc:date>
    <dc:creator>John Karuitha</dc:creator>
    <meta:editing-duration>PT36M1S</meta:editing-duration>
    <meta:editing-cycles>2</meta:editing-cycles>
    <meta:generator>LibreOffice/7.3.0.3$Linux_X86_64 LibreOffice_project/30$Build-3</meta:generator>
    <meta:document-statistic meta:table-count="1" meta:cell-count="27" meta:object-count="0"/>
  </office:meta>
</office:document-meta>
</file>